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.25in" fo:margin-bottom="0.166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24292e" style:font-name="apple-system" fo:letter-spacing="normal" fo:font-style="normal" fo:font-weight="normal"/>
    </style:style>
    <style:style style:name="P2" style:family="paragraph" style:parent-style-name="Heading_20_3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24292e" style:font-name="apple-system" fo:letter-spacing="normal" fo:font-style="normal" fo:font-weight="normal"/>
    </style:style>
    <style:style style:name="P3" style:family="paragraph" style:parent-style-name="Text_20_body" style:list-style-name="L4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paragraph-rsid="002348f7"/>
    </style:style>
    <style:style style:name="P5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paragraph-rsid="0023e844"/>
    </style:style>
    <style:style style:name="P6" style:family="paragraph" style:parent-style-name="Text_20_body" style:list-style-name="L4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fc59d" officeooo:paragraph-rsid="001fc59d"/>
    </style:style>
    <style:style style:name="P7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fc59d" officeooo:paragraph-rsid="001fc59d"/>
    </style:style>
    <style:style style:name="P8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3e844" officeooo:paragraph-rsid="0023e844"/>
    </style:style>
    <style:style style:name="P9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49dee" officeooo:paragraph-rsid="00249dee"/>
    </style:style>
    <style:style style:name="P10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officeooo:rsid="0023e844" officeooo:paragraph-rsid="0023e844" style:font-weight-asian="bold" style:font-weight-complex="bold"/>
    </style:style>
    <style:style style:name="P11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officeooo:rsid="00249dee" officeooo:paragraph-rsid="00249dee" style:font-weight-asian="bold" style:font-weight-complex="bold"/>
    </style:style>
    <style:style style:name="P12" style:family="paragraph" style:parent-style-name="Text_20_body">
      <style:paragraph-properties fo:margin-left="0in" fo:margin-right="0in" fo:margin-top="0in" fo:margin-bottom="0.166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24292e" style:font-name="apple-system" fo:font-size="12pt" fo:letter-spacing="normal" fo:font-style="normal" fo:font-weight="normal"/>
    </style:style>
    <style:style style:name="P13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14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officeooo:rsid="0021a680"/>
    </style:style>
    <style:style style:name="T3" style:family="text">
      <style:text-properties officeooo:rsid="002348f7"/>
    </style:style>
    <style:style style:name="T4" style:family="text">
      <style:text-properties officeooo:rsid="0023e844"/>
    </style:style>
    <style:style style:name="T5" style:family="text">
      <style:text-properties officeooo:rsid="00270795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number text:level="2" text:style-name="Numbering_20_Symbols" style:num-suffix="." style:num-format="i">
        <style:list-level-properties text:space-before="0.9819in"/>
      </text:list-level-style-number>
      <text:list-level-style-number text:level="3" text:style-name="Numbering_20_Symbols" style:num-suffix="." style:num-format="i">
        <style:list-level-properties text:space-before="1.2764in" text:min-label-width="0.1965in"/>
      </text:list-level-style-number>
      <text:list-level-style-number text:level="4" text:style-name="Numbering_20_Symbols" style:num-suffix="." style:num-format="i">
        <style:list-level-properties text:space-before="1.7673in" text:min-label-width="0.1965in"/>
      </text:list-level-style-number>
      <text:list-level-style-number text:level="5" text:style-name="Numbering_20_Symbols" style:num-suffix="." style:num-format="i">
        <style:list-level-properties text:space-before="2.2583in" text:min-label-width="0.1965in"/>
      </text:list-level-style-number>
      <text:list-level-style-number text:level="6" text:style-name="Numbering_20_Symbols" style:num-suffix="." style:num-format="i">
        <style:list-level-properties text:space-before="2.7492in" text:min-label-width="0.1965in"/>
      </text:list-level-style-number>
      <text:list-level-style-number text:level="7" text:style-name="Numbering_20_Symbols" style:num-suffix="." style:num-format="i">
        <style:list-level-properties text:space-before="3.2402in" text:min-label-width="0.1965in"/>
      </text:list-level-style-number>
      <text:list-level-style-number text:level="8" text:style-name="Numbering_20_Symbols" style:num-suffix="." style:num-format="i">
        <style:list-level-properties text:space-before="3.7315in" text:min-label-width="0.1965in"/>
      </text:list-level-style-number>
      <text:list-level-style-number text:level="9" text:style-name="Numbering_20_Symbols" style:num-suffix="." style:num-format="i">
        <style:list-level-properties text:space-before="4.2224in" text:min-label-width="0.1965in"/>
      </text:list-level-style-number>
      <text:list-level-style-number text:level="10" text:style-name="Numbering_20_Symbols" style:num-suffix="." style:num-format="i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user-content-exercise-1"/>Exercise 1</text:h>
      <text:p text:style-name="P14"><text:span text:style-name="T1">This exercise consists in implementing a sequential 2D n-body simulation</text:span></text:p>
      <text:h text:style-name="P2" text:outline-level="3"><text:bookmark text:name="user-content-tasks"/>Tasks</text:h>
      <text:list xml:id="list3585456675" text:style-name="L4">
        <text:list-item>
          <text:p text:style-name="P3">Provide a sequential implementation of the n-body simulation in 2D. Hints on how to proceed (not mandatory to follow):</text:p>
          <text:p text:style-name="P6">See attachement</text:p>
        </text:list-item>
        <text:list-item>
          <text:p text:style-name="P3">Measure the execution time for various problem sizes. What can you observe?</text:p>
          <text:p text:style-name="P6">Execution time grows exponentially with the number of particles <text:span text:style-name="T2">but only linearly with the number of timesteps</text:span></text:p>
        </text:list-item>
      </text:list>
      <text:p text:style-name="P7"/>
      <text:p text:style-name="P7">Execution time with <text:span text:style-name="T5">N = 10000, T= 100</text:span>: 2055.809111 s</text:p>
      <text:p text:style-name="P7">Execution time with <text:span text:style-name="T5">N = 1000, T= 100</text:span>: 20.492030 s</text:p>
      <text:p text:style-name="P7">Execution time with <text:span text:style-name="T5">N = 100, T= 100</text:span>: 0.203022 s</text:p>
      <text:p text:style-name="P7">Execution time with <text:span text:style-name="T5">N= 100, T=10000</text:span>: 20.307104 s</text:p>
      <text:p text:style-name="P7">Execution time with <text:span text:style-name="T5">N 100, T = 1000</text:span>: 2.040681 s</text:p>
      <text:list xml:id="list180355133386345" text:continue-numbering="true" text:style-name="L4">
        <text:list-item>
          <text:p text:style-name="P3">Add your best sequential wall time for 10000 particles and 100 time steps into the comparison spreadsheet linked on Discord.</text:p>
          <text:p text:style-name="P3">Execution time with: <text:span text:style-name="T5">10000 particles and 100 time steps: </text:span>2055.809111 s</text:p>
        </text:list-item>
      </text:list>
      <text:h text:style-name="P1" text:outline-level="2"><text:bookmark text:name="user-content-exercise-2"/>Exercise 2</text:h>
      <text:p text:style-name="P13">This exercise consists in investigating and planning optimization and parallelization techniques for Exercise 1.</text:p>
      <text:p text:style-name="P10">Parallelization</text:p>
      <text:p text:style-name="P4"><text:span text:style-name="T3">We can not parallelize the </text:span><text:span text:style-name="T4">time steps</text:span><text:span text:style-name="T3"> because the time </text:span><text:span text:style-name="T4">iterations</text:span><text:span text:style-name="T3"> have dependencies between each other. So we would have to parallelize the inner loop.</text:span></text:p>
      <text:p text:style-name="P8"><text:soft-page-break/>Open mp parallelization of the inner-middle loop and initialization vectors, for better cache locality. <text:s/>Also for the update of the positions.</text:p>
      <text:p text:style-name="P8">We could also do this with Openmpi but this would very likely have lots of communication overhead.</text:p>
      <text:p text:style-name="P8"/>
      <text:p text:style-name="P8"/>
      <text:p text:style-name="P8"/>
      <text:p text:style-name="P11">Optimization</text:p>
      <text:p text:style-name="P9"/>
      <text:p text:style-name="P9">Maybe it would be better to create an Array of structs instead of 3 different arrays for each x,y and the masses.</text:p>
      <text:p text:style-name="P9">Loop unrolling of the inner loop might also have some positive effects.</text:p>
      <text:p text:style-name="P9"/>
      <text:p text:style-name="P5"/>
      <text:p text:style-name="P1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1:29:43.784445923</meta:creation-date>
    <dc:date>2020-11-26T18:03:37.305680606</dc:date>
    <meta:editing-duration>PT1H7M43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2" meta:paragraph-count="23" meta:word-count="263" meta:character-count="1572" meta:non-whitespace-character-count="1337"/>
  </office:meta>
</office:document-meta>
</file>